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2mm"/>
    </style:style>
    <style:style style:name="co2" style:family="table-column">
      <style:table-column-properties fo:break-before="auto" style:column-width="20.87mm"/>
    </style:style>
    <style:style style:name="co3" style:family="table-column">
      <style:table-column-properties fo:break-before="auto" style:column-width="59.3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38.42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60.2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1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fo:background-color="transparent"/>
    </style:style>
    <style:style style:name="ce14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TFG_OSD335_0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5"/>
        </table:table-row>
        <table:table-row table:style-name="ro2">
          <table:table-cell table:style-name="ce6" office:value-type="string" calcext:value-type="string">
            <text:p>C1, C2, C14, C16, C17, C18, C19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string" calcext:value-type="string">
            <text:p>0.1uF, 6.3V</text:p>
          </table:table-cell>
          <table:table-cell table:style-name="ce6" office:value-type="string" calcext:value-type="string">
            <text:p>C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Wurth-Electronics/885012205037?qs=%2fha2pyFaduhWLwq%252bImdxjDVIw%252b6DRnxdSCgu7ImLTjj7vy4fQu6jgA%3d%3d</text:p>
          </table:table-cell>
          <table:table-cell table:style-name="ce11" office:value-type="currency" office:currency="EUR" office:value="0.04" calcext:value-type="currency">
            <text:p>0,04 €</text:p>
          </table:table-cell>
          <table:table-cell table:style-name="ce13" table:formula="of:=[.B2]*[.H2]" office:value-type="currency" office:currency="EUR" office:value="0.28" calcext:value-type="currency">
            <text:p>0,28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20uF 6.3V</text:p>
          </table:table-cell>
          <table:table-cell table:style-name="ce6" office:value-type="string" calcext:value-type="string">
            <text:p>CPOL-USB/3528-21R</text:p>
          </table:table-cell>
          <table:table-cell table:style-name="ce6" office:value-type="string" calcext:value-type="string">
            <text:p>B/3528-21R</text:p>
          </table:table-cell>
          <table:table-cell table:style-name="ce6" office:value-type="string" calcext:value-type="string">
            <text:p>POLARIZED CAPACITOR, American symbol</text:p>
          </table:table-cell>
          <table:table-cell table:style-name="ce6" office:value-type="string" calcext:value-type="string">
            <text:p>https://www.mouser.es/ProductDetail/Vishay-Sprague/TMCMB0J227MTRF?qs=%2fha2pyFaduj6i4N%252bK1JKP8GnIqPapKE%252bnJO4sYlUUFy27NxaWvr2kg%3d%3d</text:p>
          </table:table-cell>
          <table:table-cell table:style-name="ce11" office:value-type="currency" office:currency="EUR" office:value="0.725" calcext:value-type="currency">
            <text:p>0,73 €</text:p>
          </table:table-cell>
          <table:table-cell table:style-name="ce13" table:formula="of:=[.B3]*[.H3]" office:value-type="currency" office:currency="EUR" office:value="0.725" calcext:value-type="currency">
            <text:p>0,73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13, C15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0uF, 10V</text:p>
          </table:table-cell>
          <table:table-cell table:style-name="ce6" office:value-type="string" calcext:value-type="string">
            <text:p>CC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Murata-Electronics/GRM21BR71A106KA73K?qs=sGAEpiMZZMs0AnBnWHyRQAsAWwhBCY7b2Rh3GTdC0JuGeLMkryPrCg%3D%3D</text:p>
          </table:table-cell>
          <table:table-cell table:style-name="ce11" office:value-type="currency" office:currency="EUR" office:value="0.201" calcext:value-type="currency">
            <text:p>0,20 €</text:p>
          </table:table-cell>
          <table:table-cell table:style-name="ce13" table:formula="of:=[.B4]*[.H4]" office:value-type="currency" office:currency="EUR" office:value="0.402" calcext:value-type="currency">
            <text:p>0,4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2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.2uF</text:p>
          </table:table-cell>
          <table:table-cell table:style-name="ce6" office:value-type="string" calcext:value-type="string">
            <text:p>C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Murata-Electronics/GRM155D80J225ME95D?qs=sGAEpiMZZMs0AnBnWHyRQKFZIQ7b73cdN3Ot9CWSgi4FIXULDRpCRg%3d%3d</text:p>
          </table:table-cell>
          <table:table-cell table:style-name="ce11" office:value-type="currency" office:currency="EUR" office:value="0.096" calcext:value-type="currency">
            <text:p>0,10 €</text:p>
          </table:table-cell>
          <table:table-cell table:style-name="ce13" table:formula="of:=[.B5]*[.H5]" office:value-type="currency" office:currency="EUR" office:value="0.096" calcext:value-type="currency">
            <text:p>0,1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nF, 50V</text:p>
          </table:table-cell>
          <table:table-cell table:style-name="ce6" office:value-type="string" calcext:value-type="string">
            <text:p>C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Wurth-Electronics/885012205061?qs=%2fha2pyFaduhWLwq%252bImdxjI4J84Er5hl8B8ZFjt4IdPXX%2fQwv5hpFhw%3d%3d</text:p>
          </table:table-cell>
          <table:table-cell table:style-name="ce11" office:value-type="currency" office:currency="EUR" office:value="0.02" calcext:value-type="currency">
            <text:p>0,02 €</text:p>
          </table:table-cell>
          <table:table-cell table:style-name="ce13" table:formula="of:=[.B6]*[.H6]" office:value-type="currency" office:currency="EUR" office:value="0.02" calcext:value-type="currency">
            <text:p>0,02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4, C5, C6, C7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8pF 50V</text:p>
          </table:table-cell>
          <table:table-cell table:style-name="ce6" office:value-type="string" calcext:value-type="string">
            <text:p>C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Yageo/CC0402JRNPO9BN180?qs=%2fha2pyFadugad28DmURO4UYYP%252bUukZbLTHYV6%2fPefn%2fb0YbTOmc3lA%3d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7]*[.H7]" office:value-type="currency" office:currency="EUR" office:value="0.348" calcext:value-type="currency">
            <text:p>0,35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C8, C9, C10, C12, C21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0.1uF 6.3V</text:p>
          </table:table-cell>
          <table:table-cell table:style-name="ce6" office:value-type="string" calcext:value-type="string">
            <text:p>C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apacitor SMD.</text:p>
          </table:table-cell>
          <table:table-cell table:style-name="ce6" office:value-type="string" calcext:value-type="string">
            <text:p>https://www.mouser.es/ProductDetail/Wurth-Electronics/885012205037?qs=%2fha2pyFaduhWLwq%252bImdxjDVIw%252b6DRnxdSCgu7ImLTjj7vy4fQu6jgA%3d%3d</text:p>
          </table:table-cell>
          <table:table-cell table:style-name="ce11" office:value-type="currency" office:currency="EUR" office:value="0.04" calcext:value-type="currency">
            <text:p>0,04 €</text:p>
          </table:table-cell>
          <table:table-cell table:style-name="ce13" table:formula="of:=[.B8]*[.H8]" office:value-type="currency" office:currency="EUR" office:value="0.2" calcext:value-type="currency">
            <text:p>0,2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D1, D2, D3, D4, D5, D6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LTST-C191TBKT</text:p>
          </table:table-cell>
          <table:table-cell table:style-name="ce6" office:value-type="string" calcext:value-type="string">
            <text:p>LTST-C191TBKTLED_EIA-STD</text:p>
          </table:table-cell>
          <table:table-cell table:style-name="ce6" office:value-type="string" calcext:value-type="string">
            <text:p>EIA-STD</text:p>
          </table:table-cell>
          <table:table-cell table:style-name="ce6" office:value-type="string" calcext:value-type="string">
            <text:p>PointLED® Enhanced Thinfilm LED TOP &amp; BOTTOM mount</text:p>
          </table:table-cell>
          <table:table-cell table:style-name="ce6" office:value-type="string" calcext:value-type="string">
            <text:p>https://www.mouser.es/ProductDetail/Lite-On/LTST-C191TBKT?qs=sGAEpiMZZMseGfSY3csMkTWMf0Z%252bHHPBcF%252btHB6pGTg%3d</text:p>
          </table:table-cell>
          <table:table-cell table:style-name="ce11" office:value-type="currency" office:currency="EUR" office:value="0.419" calcext:value-type="currency">
            <text:p>0,42 €</text:p>
          </table:table-cell>
          <table:table-cell table:style-name="ce13" table:formula="of:=[.B9]*[.H9]" office:value-type="currency" office:currency="EUR" office:value="2.514" calcext:value-type="currency">
            <text:p>2,5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FB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0.1Ohm</text:p>
          </table:table-cell>
          <table:table-cell table:style-name="ce6" office:value-type="string" calcext:value-type="string">
            <text:p>MPZ2012S601AT000FB_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https://www.mouser.es/ProductDetail/TDK/MPZ2012S601AT000?qs=sGAEpiMZZMtdyQheitOmRei0BmTl6kH%252bPfdrlzOsGjhYFbGFVLSxeQ%3d%3d</text:p>
          </table:table-cell>
          <table:table-cell table:style-name="ce11" office:value-type="currency" office:currency="EUR" office:value="0.096" calcext:value-type="currency">
            <text:p>0,10 €</text:p>
          </table:table-cell>
          <table:table-cell table:style-name="ce13" table:formula="of:=[.B10]*[.H10]" office:value-type="currency" office:currency="EUR" office:value="0.096" calcext:value-type="currency">
            <text:p>0,1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FB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50Ohm, 800mA</text:p>
          </table:table-cell>
          <table:table-cell table:style-name="ce6" office:value-type="string" calcext:value-type="string">
            <text:p>MPZ2012S601AT000FB_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https://www.mouser.es/ProductDetail/Murata-Electronics/BLM21AG151SZ1D?qs=%2fha2pyFadujKr3bUKlE72845dSQXKqSHx8kuoufyy7rFXyOryzpw7Q%3d%3d</text:p>
          </table:table-cell>
          <table:table-cell table:style-name="ce11" office:value-type="currency" office:currency="EUR" office:value="0.131" calcext:value-type="currency">
            <text:p>0,13 €</text:p>
          </table:table-cell>
          <table:table-cell table:style-name="ce13" table:formula="of:=[.B11]*[.H11]" office:value-type="currency" office:currency="EUR" office:value="0.131" calcext:value-type="currency">
            <text:p>0,13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IC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MMC04G-S100-B08U</text:p>
          </table:table-cell>
          <table:table-cell table:style-name="ce6" office:value-type="string" calcext:value-type="string">
            <text:p>MICRON_EMMC_153</text:p>
          </table:table-cell>
          <table:table-cell table:style-name="ce6"/>
          <table:table-cell table:style-name="ce6" office:value-type="string" calcext:value-type="string">
            <text:p>https://www.mouser.es/ProductDetail/Toshiba-Memory/THGBMNG5D1LBAIT?qs=sGAEpiMZZMtrOYfT0mhKeUzd88m4IAQxSlCyL%2fYCrq3YNZNZDpI7Og%3d%3d</text:p>
          </table:table-cell>
          <table:table-cell table:style-name="ce11" office:value-type="currency" office:currency="EUR" office:value="5.91" calcext:value-type="currency">
            <text:p>5,91 €</text:p>
          </table:table-cell>
          <table:table-cell table:style-name="ce13" table:formula="of:=[.B12]*[.H12]" office:value-type="currency" office:currency="EUR" office:value="5.91" calcext:value-type="currency">
            <text:p>5,9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104031-0811</text:p>
          </table:table-cell>
          <table:table-cell table:style-name="ce6" office:value-type="string" calcext:value-type="string">
            <text:p>MOLEX_104031-0811</text:p>
          </table:table-cell>
          <table:table-cell table:style-name="ce6" office:value-type="string" calcext:value-type="string">
            <text:p>1.10mm Pitch microSD Memory Card Connector, SMT, Push-Pull Type, 1.42mm Height, with Detect Switch</text:p>
          </table:table-cell>
          <table:table-cell table:style-name="ce6" office:value-type="string" calcext:value-type="string">
            <text:p>https://www.mouser.es/ProductDetail/Molex/104031-0811?qs=sGAEpiMZZMuJakaoiLiBpj1mGp1aVlb8QxJnovvyiw8%3d</text:p>
          </table:table-cell>
          <table:table-cell table:style-name="ce11" office:value-type="currency" office:currency="EUR" office:value="1.61" calcext:value-type="currency">
            <text:p>1,61 €</text:p>
          </table:table-cell>
          <table:table-cell table:style-name="ce13" table:formula="of:=[.B13]*[.H13]" office:value-type="currency" office:currency="EUR" office:value="1.61" calcext:value-type="currency">
            <text:p>1,6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JTAG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string" calcext:value-type="string">
            <text:p>CTI-JTAG</text:p>
          </table:table-cell>
          <table:table-cell table:style-name="ce6"/>
          <table:table-cell table:style-name="ce6" office:value-type="string" calcext:value-type="string">
            <text:p>https://www.mouser.es/ProductDetail/Harwin/M50-3611042?qs=sGAEpiMZZMs%252bGHln7q6pm5E1Eb6qwPl2CtX1U8JPYUH5dFukMoeyrw%3d%3d</text:p>
          </table:table-cell>
          <table:table-cell table:style-name="ce11" office:value-type="currency" office:currency="EUR" office:value="1.98" calcext:value-type="currency">
            <text:p>1,98 €</text:p>
          </table:table-cell>
          <table:table-cell table:style-name="ce13" table:formula="of:=[.B14]*[.H14]" office:value-type="currency" office:currency="EUR" office:value="1.98" calcext:value-type="currency">
            <text:p>1,98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Q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MMBT2907SMD</text:p>
          </table:table-cell>
          <table:table-cell table:style-name="ce6" office:value-type="string" calcext:value-type="string">
            <text:p>SOT23-BEC</text:p>
          </table:table-cell>
          <table:table-cell table:style-name="ce6" office:value-type="string" calcext:value-type="string">
            <text:p>PNP Transistror</text:p>
          </table:table-cell>
          <table:table-cell table:style-name="ce6" office:value-type="string" calcext:value-type="string">
            <text:p>https://www.mouser.es/ProductDetail/Diodes-Incorporated/MMBT2907A-7-F?qs=sGAEpiMZZMutXGli8Ay4kPe03Fy%252bVas20g8FWAC3W00%3d</text:p>
          </table:table-cell>
          <table:table-cell table:style-name="ce11" office:value-type="currency" office:currency="EUR" office:value="0.114" calcext:value-type="currency">
            <text:p>0,11 €</text:p>
          </table:table-cell>
          <table:table-cell table:style-name="ce13" table:formula="of:=[.B15]*[.H15]" office:value-type="currency" office:currency="EUR" office:value="0.114" calcext:value-type="currency">
            <text:p>0,1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0.1R</text:p>
          </table:table-cell>
          <table:table-cell table:style-name="ce6" office:value-type="string" calcext:value-type="string">
            <text:p>R-US_R0805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Bourns/CRM0805AFX-R100ELF?qs=sGAEpiMZZMu61qfTUdNhG%2fMZXHif3NbIPgQJJHbxDXCplC9BPDSFWA%3d%3d</text:p>
          </table:table-cell>
          <table:table-cell table:style-name="ce11" office:value-type="currency" office:currency="EUR" office:value="0.402" calcext:value-type="currency">
            <text:p>0,40 €</text:p>
          </table:table-cell>
          <table:table-cell table:style-name="ce13" table:formula="of:=[.B16]*[.H16]" office:value-type="currency" office:currency="EUR" office:value="0.402" calcext:value-type="currency">
            <text:p>0,4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10, R17, R18, R19, R20, R21, R22, R23, R24, R25, R26, R27, R28, R29, R30, R31, R32</text:p>
          </table:table-cell>
          <table:table-cell table:style-name="ce8" office:value-type="float" office:value="17" calcext:value-type="float">
            <text:p>17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100KL?qs=sGAEpiMZZMu61qfTUdNhG0IfGdGRhTL59xtZLbtLJjQ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17]*[.H17]" office:value-type="currency" office:currency="EUR" office:value="1.479" calcext:value-type="currency">
            <text:p>1,48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M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101ML?qs=sGAEpiMZZMu61qfTUdNhG%2fMZXHif3NbIefOl5%252bJbvZcVd9%252b6qfCIMQ%3d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18]*[.H18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13, R34, R35, R37, R38, R39, R40, R41, R42, R43, R44, R45, R46, R47, R48, R49, R50, R51, R52, R53, R54, R56, R7</text:p>
          </table:table-cell>
          <table:table-cell table:style-name="ce8" office:value-type="float" office:value="23" calcext:value-type="float">
            <text:p>23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10KL?qs=sGAEpiMZZMtG0KNrPCHnjYyMIdpzSeN6gjSgCTBssq8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19]*[.H19]" office:value-type="currency" office:currency="EUR" office:value="2.001" calcext:value-type="currency">
            <text:p>2,0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14, R15, R16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K75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4K75L?qs=sGAEpiMZZMu61qfTUdNhG5eFuApKbqVd6FeIZ9zcZ%252bE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0]*[.H20]" office:value-type="currency" office:currency="EUR" office:value="0.261" calcext:value-type="currency">
            <text:p>0,26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0R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0RL?qs=sGAEpiMZZMtG0KNrPCHnjTg0x5DoQJ5PPhmSb%252bJGLsQ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1]*[.H21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3, R4, R33, R57, R58, R59, R60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string" calcext:value-type="string">
            <text:p>1K5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1K5L?qs=sGAEpiMZZMu61qfTUdNhG5eFuApKbqVd8H6bloJhy9U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2]*[.H22]" office:value-type="currency" office:currency="EUR" office:value="0.609" calcext:value-type="currency">
            <text:p>0,6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3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0 Ohm</text:p>
          </table:table-cell>
          <table:table-cell table:style-name="ce6" office:value-type="string" calcext:value-type="string">
            <text:p>R-US_R0805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805FR-130RL?qs=sGAEpiMZZMu61qfTUdNhG%2fMZXHif3NbItPLHOvLrmtn45totAkfCJg%3d%3d</text:p>
          </table:table-cell>
          <table:table-cell table:style-name="ce11" office:value-type="currency" office:currency="EUR" office:value="0.096" calcext:value-type="currency">
            <text:p>0,10 €</text:p>
          </table:table-cell>
          <table:table-cell table:style-name="ce13" table:formula="of:=[.B23]*[.H23]" office:value-type="currency" office:currency="EUR" office:value="0.096" calcext:value-type="currency">
            <text:p>0,1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5, R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K 1%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1KL?qs=sGAEpiMZZMu61qfTUdNhG5eFuApKbqVdOLh%2fn4SWVB8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4]*[.H24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5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33, 5%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TE-Connectivity-Holsworthy/CRGP0402F33R?qs=sGAEpiMZZMtlubZbdhIBIOInyB5Ysv8srr3rA4zKTNk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5]*[.H25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9R 1%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13499RL?qs=sGAEpiMZZMu61qfTUdNhG%2fMZXHif3NbIRELV%252b14LMZWn6LHvRa6I0w%3d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6]*[.H26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R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0.2K 1%</text:p>
          </table:table-cell>
          <table:table-cell table:style-name="ce6" office:value-type="string" calcext:value-type="string">
            <text:p>R-US_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ESISTOR, American symbol</text:p>
          </table:table-cell>
          <table:table-cell table:style-name="ce6" office:value-type="string" calcext:value-type="string">
            <text:p>https://www.mouser.es/ProductDetail/Yageo/RC0402FR-0740K2L?qs=sGAEpiMZZMu61qfTUdNhG6gKAQVNBKOoEMAaauCmjL0%3d</text:p>
          </table:table-cell>
          <table:table-cell table:style-name="ce11" office:value-type="currency" office:currency="EUR" office:value="0.087" calcext:value-type="currency">
            <text:p>0,09 €</text:p>
          </table:table-cell>
          <table:table-cell table:style-name="ce13" table:formula="of:=[.B27]*[.H27]" office:value-type="currency" office:currency="EUR" office:value="0.087" calcext:value-type="currency">
            <text:p>0,0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S1, S2, S3, S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KMR231GLFS</text:p>
          </table:table-cell>
          <table:table-cell table:style-name="ce6" office:value-type="string" calcext:value-type="string">
            <text:p>SW4SMD_63X161LS</text:p>
          </table:table-cell>
          <table:table-cell table:style-name="ce6"/>
          <table:table-cell table:style-name="ce6" office:value-type="string" calcext:value-type="string">
            <text:p>https://www.mouser.es/ProductDetail/CK/KMR231GLFS?qs=%2fha2pyFadugG372HkcRg4piomyMpk08aPOvkCEQvvIA%3d</text:p>
          </table:table-cell>
          <table:table-cell table:style-name="ce11" office:value-type="currency" office:currency="EUR" office:value="0.498" calcext:value-type="currency">
            <text:p>0,50 €</text:p>
          </table:table-cell>
          <table:table-cell table:style-name="ce13" table:formula="of:=[.B28]*[.H28]" office:value-type="currency" office:currency="EUR" office:value="1.992" calcext:value-type="currency">
            <text:p>1,99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OSD3358-512M-BAS</text:p>
          </table:table-cell>
          <table:table-cell table:style-name="ce6" office:value-type="string" calcext:value-type="string">
            <text:p>OSD335X-BGA-400</text:p>
          </table:table-cell>
          <table:table-cell table:style-name="ce6" office:value-type="string" calcext:value-type="string">
            <text:p>Octavo Systems LLC OSD335x Family SiP: <text:s/>27mm x 27mm, 1.27mm pitch 400 pin BGA contains AM3358, 512MB DDR3, TPS65217, TL5209 and passives. <text:s/>Commerical Temperature: <text:s/>0C to 85C.</text:p>
          </table:table-cell>
          <table:table-cell table:style-name="ce6" office:value-type="string" calcext:value-type="string">
            <text:p>https://www.mouser.es/ProductDetail/Octavo-Systems/OSD3358-512M-BAS?qs=%2fha2pyFaduh8oYwQ9tt7W43xiq93rPoFDIZWao5M0WpgPYAI2IERFg%3d%3d</text:p>
          </table:table-cell>
          <table:table-cell table:style-name="ce11" office:value-type="currency" office:currency="EUR" office:value="36.02" calcext:value-type="currency">
            <text:p>36,02 €</text:p>
          </table:table-cell>
          <table:table-cell table:style-name="ce13" table:formula="of:=[.B29]*[.H29]" office:value-type="currency" office:currency="EUR" office:value="36.02" calcext:value-type="currency">
            <text:p>36,02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LVH431</text:p>
          </table:table-cell>
          <table:table-cell table:style-name="ce6" office:value-type="string" calcext:value-type="string">
            <text:p>SOT23-3</text:p>
          </table:table-cell>
          <table:table-cell table:style-name="ce6"/>
          <table:table-cell table:style-name="ce6" office:value-type="string" calcext:value-type="string">
            <text:p>https://www.mouser.es/ProductDetail/Texas-Instruments/TLVH431AQDBZR?qs=sGAEpiMZZMuBck1X%252b7j9fKwCDSFP%252b2%252ba%252b0Ss8ccv0ZE%3d</text:p>
          </table:table-cell>
          <table:table-cell table:style-name="ce11" office:value-type="currency" office:currency="EUR" office:value="0.629" calcext:value-type="currency">
            <text:p>0,63 €</text:p>
          </table:table-cell>
          <table:table-cell table:style-name="ce13" table:formula="of:=[.B30]*[.H30]" office:value-type="currency" office:currency="EUR" office:value="0.629" calcext:value-type="currency">
            <text:p>0,63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SN74LVC1G07_DCK_5</text:p>
          </table:table-cell>
          <table:table-cell table:style-name="ce6" office:value-type="string" calcext:value-type="string">
            <text:p>DCK5</text:p>
          </table:table-cell>
          <table:table-cell table:style-name="ce6"/>
          <table:table-cell table:style-name="ce6" office:value-type="string" calcext:value-type="string">
            <text:p>https://www.mouser.es/ProductDetail/Texas-Instruments/SN74LVC1G07QDCKRQ1?qs=sGAEpiMZZMuiiWkaIwCK2fwS6lMVB2JjhNA32ZcuGDI%3d</text:p>
          </table:table-cell>
          <table:table-cell table:style-name="ce11" office:value-type="currency" office:currency="EUR" office:value="0.306" calcext:value-type="currency">
            <text:p>0,31 €</text:p>
          </table:table-cell>
          <table:table-cell table:style-name="ce13" table:formula="of:=[.B31]*[.H31]" office:value-type="currency" office:currency="EUR" office:value="0.306" calcext:value-type="currency">
            <text:p>0,3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PX811SOT</text:p>
          </table:table-cell>
          <table:table-cell table:style-name="ce6" office:value-type="string" calcext:value-type="string">
            <text:p>SOT143-R</text:p>
          </table:table-cell>
          <table:table-cell table:style-name="ce6" office:value-type="string" calcext:value-type="string">
            <text:p>Diodes APX811/812 4-pin Microprocessor Supervisor with Manual Reset.</text:p>
          </table:table-cell>
          <table:table-cell table:style-name="ce6" office:value-type="string" calcext:value-type="string">
            <text:p>https://www.mouser.es/ProductDetail/Diodes-Incorporated/APX811-29UG-7?qs=sGAEpiMZZMunEhqKs81nFK6MQiXVc0r0GB1aHtiZl1k%3d</text:p>
          </table:table-cell>
          <table:table-cell table:style-name="ce11" office:value-type="currency" office:currency="EUR" office:value="0.349" calcext:value-type="currency">
            <text:p>0,35 €</text:p>
          </table:table-cell>
          <table:table-cell table:style-name="ce13" table:formula="of:=[.B32]*[.H32]" office:value-type="currency" office:currency="EUR" office:value="0.349" calcext:value-type="currency">
            <text:p>0,35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PS2051</text:p>
          </table:table-cell>
          <table:table-cell table:style-name="ce6" office:value-type="string" calcext:value-type="string">
            <text:p>S-PDSO-G08</text:p>
          </table:table-cell>
          <table:table-cell table:style-name="ce6"/>
          <table:table-cell table:style-name="ce6" office:value-type="string" calcext:value-type="string">
            <text:p>https://www.mouser.es/ProductDetail/Texas-Instruments/TPS2051BDGNR?qs=sGAEpiMZZMuCmTIBzycWfArOWgm%252bsETd2Mc%2fAb4lLrA%3d</text:p>
          </table:table-cell>
          <table:table-cell table:style-name="ce11" office:value-type="currency" office:currency="EUR" office:value="1.35" calcext:value-type="currency">
            <text:p>1,35 €</text:p>
          </table:table-cell>
          <table:table-cell table:style-name="ce13" table:formula="of:=[.B33]*[.H33]" office:value-type="currency" office:currency="EUR" office:value="1.35" calcext:value-type="currency">
            <text:p>1,35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6, U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TPD4S012_DRY_6</text:p>
          </table:table-cell>
          <table:table-cell table:style-name="ce6" office:value-type="string" calcext:value-type="string">
            <text:p>DRY6</text:p>
          </table:table-cell>
          <table:table-cell table:style-name="ce6"/>
          <table:table-cell table:style-name="ce6" office:value-type="string" calcext:value-type="string">
            <text:p>https://www.mouser.es/ProductDetail/Texas-Instruments/TPD4S012DRYR?qs=%2fha2pyFadughUfJ1AeOAcwWVkVXEIwLIfOfXNmxi92LfFpQkJrIZOQ%3d%3d</text:p>
          </table:table-cell>
          <table:table-cell table:style-name="ce11" office:value-type="currency" office:currency="EUR" office:value="0.603" calcext:value-type="currency">
            <text:p>0,60 €</text:p>
          </table:table-cell>
          <table:table-cell table:style-name="ce13" table:formula="of:=[.B34]*[.H34]" office:value-type="currency" office:currency="EUR" office:value="1.206" calcext:value-type="currency">
            <text:p>1,21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U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24LC32A</text:p>
          </table:table-cell>
          <table:table-cell table:style-name="ce6" office:value-type="string" calcext:value-type="string">
            <text:p>SOT23-5</text:p>
          </table:table-cell>
          <table:table-cell table:style-name="ce6" office:value-type="string" calcext:value-type="string">
            <text:p>32K i2c Serial EEPROM</text:p>
          </table:table-cell>
          <table:table-cell table:style-name="ce6" office:value-type="string" calcext:value-type="string">
            <text:p>https://www.mouser.es/ProductDetail/Microchip-Technology/24LC32AFT-I-OT?qs=sGAEpiMZZMuVhdAcoizlRTv51DWzDvo1sDnyE9ANLEk%3d</text:p>
          </table:table-cell>
          <table:table-cell table:style-name="ce11" office:value-type="currency" office:currency="EUR" office:value="0.279" calcext:value-type="currency">
            <text:p>0,28 €</text:p>
          </table:table-cell>
          <table:table-cell table:style-name="ce13" table:formula="of:=[.B35]*[.H35]" office:value-type="currency" office:currency="EUR" office:value="0.279" calcext:value-type="currency">
            <text:p>0,28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X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string" calcext:value-type="string">
            <text:p>PJ-102B_POWER_CON</text:p>
          </table:table-cell>
          <table:table-cell table:style-name="ce6"/>
          <table:table-cell table:style-name="ce6" office:value-type="string" calcext:value-type="string">
            <text:p>https://www.mouser.es/ProductDetail/CUI/PJ-102BH?qs=%2fha2pyFadujtjzttIRH5V7xN%252b94yoJxygow5m1ytbW8%3d</text:p>
          </table:table-cell>
          <table:table-cell table:style-name="ce11" office:value-type="currency" office:currency="EUR" office:value="0.664" calcext:value-type="currency">
            <text:p>0,66 €</text:p>
          </table:table-cell>
          <table:table-cell table:style-name="ce13" table:formula="of:=[.B36]*[.H36]" office:value-type="currency" office:currency="EUR" office:value="0.664" calcext:value-type="currency">
            <text:p>0,66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X2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10118192-0001LF</text:p>
          </table:table-cell>
          <table:table-cell table:style-name="ce6" office:value-type="string" calcext:value-type="string">
            <text:p>10118192-0001LF(MICRO-USB-B-AMPHENOL-FCI)</text:p>
          </table:table-cell>
          <table:table-cell table:style-name="ce6" office:value-type="string" calcext:value-type="string">
            <text:p>Amphenol FCI Micro USB Type B Complete Surface Mount (SMT) no guide holes</text:p>
          </table:table-cell>
          <table:table-cell table:style-name="ce6" office:value-type="string" calcext:value-type="string">
            <text:p>https://www.mouser.es/ProductDetail/Amphenol-FCI/10118192-0001LF?qs=%2fha2pyFadujgPm4iVaIQmAH7IEAODLQazmlVAs%2fyYaruZkWE0oGmeA%3d%3d</text:p>
          </table:table-cell>
          <table:table-cell table:style-name="ce11" office:value-type="currency" office:currency="EUR" office:value="0.384" calcext:value-type="currency">
            <text:p>0,38 €</text:p>
          </table:table-cell>
          <table:table-cell table:style-name="ce13" table:formula="of:=[.B37]*[.H37]" office:value-type="currency" office:currency="EUR" office:value="0.384" calcext:value-type="currency">
            <text:p>0,38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X3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USB_HOST_W/CHASSIS_GND</text:p>
          </table:table-cell>
          <table:table-cell table:style-name="ce6" office:value-type="string" calcext:value-type="string">
            <text:p>USB_HOST_HORIZONTAL_W/CHASSIS_GND</text:p>
          </table:table-cell>
          <table:table-cell table:style-name="ce6"/>
          <table:table-cell table:style-name="ce6" office:value-type="string" calcext:value-type="string">
            <text:p>https://www.mouser.es/ProductDetail/Stewart-Connector-Bel/SS-52100-001?qs=sGAEpiMZZMve4%2fbfQkoj%252bMyKTrrKEu%252baJQMmagMxosc%3d</text:p>
          </table:table-cell>
          <table:table-cell table:style-name="ce11" office:value-type="currency" office:currency="EUR" office:value="0.297" calcext:value-type="currency">
            <text:p>0,30 €</text:p>
          </table:table-cell>
          <table:table-cell table:style-name="ce13" table:formula="of:=[.B38]*[.H38]" office:value-type="currency" office:currency="EUR" office:value="0.297" calcext:value-type="currency">
            <text:p>0,30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Y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7A-24.000MAAJ-T</text:p>
          </table:table-cell>
          <table:table-cell table:style-name="ce6" office:value-type="string" calcext:value-type="string">
            <text:p>CRYSTAL-TXC-7A</text:p>
          </table:table-cell>
          <table:table-cell table:style-name="ce6"/>
          <table:table-cell table:style-name="ce6" office:value-type="string" calcext:value-type="string">
            <text:p>https://www.mouser.es/ProductDetail/TXC-Corporation/7A-24000MAAJ-T?qs=%2fha2pyFaduijmug6sfJ%2fn%2fglPVuCB3VRyivoKy%252bWDEpIGxLYLsbesg%3d%3d</text:p>
          </table:table-cell>
          <table:table-cell table:style-name="ce11" office:value-type="currency" office:currency="EUR" office:value="0.629" calcext:value-type="currency">
            <text:p>0,63 €</text:p>
          </table:table-cell>
          <table:table-cell table:style-name="ce13" table:formula="of:=[.B39]*[.H39]" office:value-type="currency" office:currency="EUR" office:value="0.629" calcext:value-type="currency">
            <text:p>0,63 €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Y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BS07-32.768KHZ-T</text:p>
          </table:table-cell>
          <table:table-cell table:style-name="ce6" office:value-type="string" calcext:value-type="string">
            <text:p>CRYSTAL_3.2X1.5</text:p>
          </table:table-cell>
          <table:table-cell table:style-name="ce6"/>
          <table:table-cell table:style-name="ce6" office:value-type="string" calcext:value-type="string">
            <text:p>https://www.mouser.es/ProductDetail/ABRACON/ABS07-32768KHZ-T?qs=%2fha2pyFadugN4hoomGn41l7KrmUVd52LRSNj8gLQ2%252bD39%252bRftJxjtQ%3d%3d</text:p>
          </table:table-cell>
          <table:table-cell table:style-name="ce11" office:value-type="currency" office:currency="EUR" office:value="0.908" calcext:value-type="currency">
            <text:p>0,91 €</text:p>
          </table:table-cell>
          <table:table-cell table:style-name="ce13" table:formula="of:=[.B40]*[.H40]" office:value-type="currency" office:currency="EUR" office:value="0.908" calcext:value-type="currency">
            <text:p>0,91 €</text:p>
          </table:table-cell>
          <table:table-cell table:style-name="ce6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" office:value-type="string" calcext:value-type="string">
            <text:p>TOTAL/PLACA</text:p>
          </table:table-cell>
          <table:table-cell table:style-name="ce14" table:formula="of:=SUM([.I2:.I40])" office:value-type="currency" office:currency="EUR" office:value="64.809" calcext:value-type="currency">
            <text:p>64,81 €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 number:grouping="true"/>
      <number:text> €</number:text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2:31:04.1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12:35:23.726000000</dc:date>
    <meta:editing-duration>PT1H2M52S</meta:editing-duration>
    <meta:editing-cycles>20</meta:editing-cycles>
    <meta:generator>LibreOffice/6.1.2.1$Windows_X86_64 LibreOffice_project/65905a128db06ba48db947242809d14d3f9a93fe</meta:generator>
    <meta:document-statistic meta:table-count="1" meta:cell-count="344" meta:object-count="0"/>
  </office:meta>
</office:document-meta>
</file>